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8.34pt"/>
    </style:style>
    <style:style style:name="co2" style:family="table-column">
      <style:table-column-properties fo:break-before="auto" style:column-width="118.74pt"/>
    </style:style>
    <style:style style:name="co3" style:family="table-column">
      <style:table-column-properties fo:break-before="auto" style:column-width="115.31pt"/>
    </style:style>
    <style:style style:name="co4" style:family="table-column">
      <style:table-column-properties fo:break-before="auto" style:column-width="121.55pt"/>
    </style:style>
    <style:style style:name="co5" style:family="table-column">
      <style:table-column-properties fo:break-before="auto" style:column-width="120.84pt"/>
    </style:style>
    <style:style style:name="co6" style:family="table-column">
      <style:table-column-properties fo:break-before="auto" style:column-width="70.16pt"/>
    </style:style>
    <style:style style:name="co7" style:family="table-column">
      <style:table-column-properties fo:break-before="auto" style:column-width="23.61pt"/>
    </style:style>
    <style:style style:name="co8" style:family="table-column">
      <style:table-column-properties fo:break-before="auto" style:column-width="176.4pt"/>
    </style:style>
    <style:style style:name="co9" style:family="table-column">
      <style:table-column-properties fo:break-before="auto" style:column-width="42.41pt"/>
    </style:style>
    <style:style style:name="co10" style:family="table-column">
      <style:table-column-properties fo:break-before="auto" style:column-width="48.61pt"/>
    </style:style>
    <style:style style:name="co11" style:family="table-column">
      <style:table-column-properties fo:break-before="auto" style:column-width="52.1pt"/>
    </style:style>
    <style:style style:name="co12" style:family="table-column">
      <style:table-column-properties fo:break-before="auto" style:column-width="44.45pt"/>
    </style:style>
    <style:style style:name="co13" style:family="table-column">
      <style:table-column-properties fo:break-before="auto" style:column-width="41.64pt"/>
    </style:style>
    <style:style style:name="co14" style:family="table-column">
      <style:table-column-properties fo:break-before="auto" style:column-width="45.84pt"/>
    </style:style>
    <style:style style:name="co15" style:family="table-column">
      <style:table-column-properties fo:break-before="auto" style:column-width="27.81pt"/>
    </style:style>
    <style:style style:name="co16" style:family="table-column">
      <style:table-column-properties fo:break-before="auto" style:column-width="158.34pt"/>
    </style:style>
    <style:style style:name="co17" style:family="table-column">
      <style:table-column-properties fo:break-before="auto" style:column-width="40.99pt"/>
    </style:style>
    <style:style style:name="co18" style:family="table-column">
      <style:table-column-properties fo:break-before="auto" style:column-width="46.54pt"/>
    </style:style>
    <style:style style:name="co19" style:family="table-column">
      <style:table-column-properties fo:break-before="auto" style:column-width="45.16pt"/>
    </style:style>
    <style:style style:name="co20" style:family="table-column">
      <style:table-column-properties fo:break-before="auto" style:column-width="191.71pt"/>
    </style:style>
    <style:style style:name="co21" style:family="table-column">
      <style:table-column-properties fo:break-before="auto" style:column-width="43.06pt"/>
    </style:style>
    <style:style style:name="co22" style:family="table-column">
      <style:table-column-properties fo:break-before="auto" style:column-width="55.56pt"/>
    </style:style>
    <style:style style:name="ro1" style:family="table-row">
      <style:table-row-properties style:row-height="15.76pt" fo:break-before="auto" style:use-optimal-row-height="true"/>
    </style:style>
    <style:style style:name="ro2" style:family="table-row">
      <style:table-row-properties style:row-height="54.74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Project_20_Information">
      <style:table-properties table:display="true" style:writing-mode="lr-tb"/>
    </style:style>
    <style:style style:name="ta2" style:family="table" style:master-page-name="PageStyle_5f_Test_20_Summary">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a4c2f4"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125">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5"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ea99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13]))&gt;0)" style:apply-style-name="ConditionalStyle_5f_5" style:base-cell-address="'Test Summary'.A13"/>
    </style:style>
    <style:style style:name="ce29"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14]))&gt;0)" style:apply-style-name="ConditionalStyle_5f_8" style:base-cell-address="'Test Summary'.A14"/>
    </style:style>
    <style:style style:name="ce30" style:family="table-cell" style:parent-style-name="Default">
      <style:table-cell-properties fo:background-color="#ea99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15]))&gt;0)" style:apply-style-name="ConditionalStyle_5f_9" style:base-cell-address="'Test Summary'.A15"/>
    </style:style>
    <style:style style:name="ce3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16]))&gt;0)" style:apply-style-name="ConditionalStyle_5f_10" style:base-cell-address="'Test Summary'.A16"/>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3" style:family="table-cell" style:parent-style-name="Default">
      <style:table-cell-properties fo:background-color="#a4c2f4"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13]))&gt;0)" style:apply-style-name="ConditionalStyle_5f_5" style:base-cell-address="'Test Summary'.A13"/>
    </style:style>
    <style:style style:name="ce3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14]))&gt;0)" style:apply-style-name="ConditionalStyle_5f_8" style:base-cell-address="'Test Summary'.A14"/>
    </style:style>
    <style:style style:name="ce3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15]))&gt;0)" style:apply-style-name="ConditionalStyle_5f_9" style:base-cell-address="'Test Summary'.A15"/>
    </style:style>
    <style:style style:name="ce3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16]))&gt;0)" style:apply-style-name="ConditionalStyle_5f_10" style:base-cell-address="'Test Summary'.A16"/>
    </style:style>
    <style:style style:name="ce39" style:family="table-cell" style:parent-style-name="Default">
      <style:table-cell-properties fo:border-bottom="none" fo:background-color="#a4c2f4"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fo:border-bottom="0.74pt solid #000000" style:diagonal-bl-tr="none" style:diagonal-tl-br="none" style:text-align-source="value-type" style:repeat-content="false" fo:wrap-option="no-wrap" fo:border-left="1.76pt double-thin #000000" style:border-line-width-left="0.51pt 0.74pt 0.51pt" style:direction="ltr" fo:border-right="0.74pt solid #000000" style:rotation-angle="0" style:rotation-align="none" style:shrink-to-fit="false" fo:border-top="1.76pt double-thin #000000" style:border-line-width-top="0.51pt 0.74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0.74pt solid #000000" style:diagonal-bl-tr="none" style:diagonal-tl-br="none" style:text-align-source="value-type" style:repeat-content="false" fo:wrap-option="no-wrap" fo:border-left="1.76pt double-thin #000000" style:border-line-width-left="0.51pt 0.74pt 0.51pt"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1.76pt double-thin #000000" style:border-line-width-bottom="0.51pt 0.74pt 0.51pt" style:diagonal-bl-tr="none" style:diagonal-tl-br="none" style:text-align-source="value-type" style:repeat-content="false" fo:wrap-option="no-wrap" fo:border-left="1.76pt double-thin #000000" style:border-line-width-left="0.51pt 0.74pt 0.51pt"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fo:border-bottom="0.74pt solid #000000" style:diagonal-bl-tr="none" style:diagonal-tl-br="none" style:text-align-source="value-type" style:repeat-content="false" fo:wrap-option="no-wrap" fo:border-left="1.76pt double-thin #000000" style:border-line-width-left="0.51pt 0.74pt 0.51pt" style:direction="ltr" fo:border-right="1.76pt double-thin #000000" style:border-line-width-right="0.51pt 0.74pt 0.51pt" style:rotation-angle="0" style:rotation-align="none" style:shrink-to-fit="false" fo:border-top="1.76pt double-thin #000000" style:border-line-width-top="0.51pt 0.74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0.74pt solid #000000" fo:background-color="#b6d7a8" style:diagonal-bl-tr="none" style:diagonal-tl-br="none" style:text-align-source="fix" style:repeat-content="false" fo:wrap-option="no-wrap" fo:border-left="1.76pt double-thin #000000" style:border-line-width-left="0.51pt 0.74pt 0.51pt" style:direction="ltr" fo:border-right="1.76pt double-thin #000000" style:border-line-width-right="0.51pt 0.74pt 0.51pt"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order-bottom="1.76pt double-thin #000000" style:border-line-width-bottom="0.51pt 0.74pt 0.51pt" fo:background-color="#ea9999" style:diagonal-bl-tr="none" style:diagonal-tl-br="none" style:text-align-source="fix" style:repeat-content="false" fo:wrap-option="no-wrap" fo:border-left="1.76pt double-thin #000000" style:border-line-width-left="0.51pt 0.74pt 0.51pt" style:direction="ltr" fo:border-right="1.76pt double-thin #000000" style:border-line-width-right="0.51pt 0.74pt 0.51pt"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0.74pt solid #000000" style:diagonal-bl-tr="none" style:diagonal-tl-br="none" style:text-align-source="fix" style:repeat-content="false" fo:wrap-option="no-wrap" fo:border-left="1.76pt double-thin #000000" style:border-line-width-left="0.51pt 0.74pt 0.51pt" style:direction="ltr" fo:border-right="1.76pt double-thin #000000" style:border-line-width-right="0.51pt 0.74pt 0.51pt"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1.76pt double-thin #000000" style:border-line-width-bottom="0.51pt 0.74pt 0.51pt" style:diagonal-bl-tr="none" style:diagonal-tl-br="none" style:text-align-source="value-type" style:repeat-content="false" fo:wrap-option="no-wrap" fo:border-left="1.76pt double-thin #000000" style:border-line-width-left="0.51pt 0.74pt 0.51pt" style:direction="ltr" fo:border-right="1.76pt double-thin #000000" style:border-line-width-right="0.51pt 0.74pt 0.51pt"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double-thin #000000" style:border-line-width-top="0.51pt 0.74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order-bottom="1.76pt double-thin #000000" style:border-line-width-bottom="0.51pt 0.74pt 0.51pt"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10">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0%&quot;" style:apply-style-name="ConditionalStyle_5f_1" style:base-cell-address="'Test Summary'.D2"/>
    </style:style>
    <style:style style:name="ce52" style:family="table-cell" style:parent-style-name="Default" style:data-style-name="N10">
      <style:table-cell-properties fo:border-bottom="0.74pt solid #000000" fo:background-color="#b6d7a8"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data-style-name="N10">
      <style:table-cell-properties fo:border-bottom="0.74pt solid #000000" fo:background-color="#ea99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0%&quot;" style:apply-style-name="ConditionalStyle_5f_1" style:base-cell-address="'Test Summary'.D2"/>
    </style:style>
    <style:style style:name="ce54" style:family="table-cell" style:parent-style-name="Default">
      <style:table-cell-properties fo:border-bottom="0.74pt solid #000000" fo:background-color="#efefe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5" style:family="table-cell" style:parent-style-name="Default" style:data-style-name="N10">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1.76pt double-thin #000000" style:border-line-width-right="0.51pt 0.74pt 0.51pt" style:rotation-angle="0" style:rotation-align="none" style:shrink-to-fit="false" fo:border-top="1.76pt double-thin #000000" style:border-line-width-top="0.51pt 0.74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1.76pt double-thin #000000" style:border-line-width-right="0.51pt 0.74pt 0.51pt"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1.76pt double-thin #000000" style:border-line-width-bottom="0.51pt 0.74pt 0.51pt" style:diagonal-bl-tr="none" style:diagonal-tl-br="none" style:text-align-source="value-type" style:repeat-content="false" fo:wrap-option="no-wrap" fo:border-left="0.74pt solid #000000" style:direction="ltr" fo:border-right="1.76pt double-thin #000000" style:border-line-width-right="0.51pt 0.74pt 0.51pt"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data-style-name="N10">
      <style:table-cell-properties fo:border-bottom="0.74pt solid #000000" fo:background-color="#b6d7a8"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0%&quot;" style:apply-style-name="ConditionalStyle_5f_1" style:base-cell-address="'Test Summary'.D2"/>
    </style:style>
    <style:style style:name="ce60" style:family="table-cell" style:parent-style-name="Default" style:data-style-name="N10">
      <style:table-cell-properties fo:background-color="#b6d7a8"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0%&quot;" style:apply-style-name="ConditionalStyle_5f_1" style:base-cell-address="'Test Summary'.D2"/>
    </style:style>
    <style:style style:name="ce61" style:family="table-cell" style:parent-style-name="Default">
      <style:table-cell-properties fo:border-bottom="0.74pt solid #000000" style:diagonal-bl-tr="none" style:diagonal-tl-br="none" style:text-align-source="value-type" style:repeat-content="false" fo:wrap-option="no-wrap" fo:border-left="1.76pt double-thin #000000" style:border-line-width-left="0.51pt 0.74pt 0.51pt" style:direction="ltr" fo:border-right="1.76pt double-thin #000000" style:border-line-width-right="0.51pt 0.74pt 0.51pt"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data-style-name="N10">
      <style:table-cell-properties fo:border-bottom="0.74pt solid #000000" fo:background-color="#b6d7a8"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0%&quot;" style:apply-style-name="ConditionalStyle_5f_1" style:base-cell-address="'Test Summary'.D2"/>
    </style:style>
    <style:style style:name="ce63" style:family="table-cell" style:parent-style-name="Default" style:data-style-name="N10">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0%&quot;" style:apply-style-name="ConditionalStyle_5f_4" style:base-cell-address="'Test Summary'.D2"/>
    </style:style>
    <style:style style:name="ce64" style:family="table-cell" style:parent-style-name="Default">
      <style:table-cell-properties fo:border-bottom="0.74pt solid #000000" fo:background-color="#efefef"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5"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0.74pt solid #000000" fo:background-color="#b6d7a8"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order-bottom="0.74pt solid #000000" fo:background-color="#ea9999"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0" style:family="table-cell" style:parent-style-name="Default">
      <style:table-cell-properties fo:border-bottom="0.74pt solid #000000" fo:background-color="#a4c2f4"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0.74pt solid #000000" style:diagonal-bl-tr="none" style:diagonal-tl-br="none" fo:border-left="1.76pt double-thin #000000" style:border-line-width-left="0.51pt 0.74pt 0.51pt"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1.76pt double-thin #000000" style:border-line-width-bottom="0.51pt 0.74pt 0.51pt" style:diagonal-bl-tr="none" style:diagonal-tl-br="none" fo:border-left="1.76pt double-thin #000000" style:border-line-width-left="0.51pt 0.74pt 0.51pt"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data-style-name="N10">
      <style:table-cell-properties fo:border-bottom="0.74pt solid #000000" fo:background-color="#ea99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0.74pt solid #000000" style:diagonal-bl-tr="none" style:diagonal-tl-br="none" fo:border-left="0.74pt solid #000000" fo:border-right="1.76pt double-thin #000000" style:border-line-width-right="0.51pt 0.74pt 0.51pt"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order-bottom="1.76pt double-thin #000000" style:border-line-width-bottom="0.51pt 0.74pt 0.51pt" style:diagonal-bl-tr="none" style:diagonal-tl-br="none" fo:border-left="1.76pt double-thin #000000" style:border-line-width-left="0.51pt 0.74pt 0.51pt" fo:border-right="1.76pt double-thin #000000" style:border-line-width-right="0.51pt 0.74pt 0.51pt"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T1" style:family="text">
      <style:text-properties style:font-name="Arial" style:font-style-complex="normal" style:font-style-asian="normal" style:font-weight-complex="normal" style:font-weight-asian="normal" style:font-size-complex="12pt" style:font-size-asian="12pt" style:font-name-complex="Arial" fo:color="#000000" style:text-position="0% 100%" style:text-outline="false" fo:font-style="normal" style:text-line-through-type="none" style:text-underline-style="none" style:text-underline-color="font-color" fo:font-weight="normal" fo:font-size="12pt" fo:text-shadow="none"/>
    </style:style>
    <style:style style:name="T2" style:family="text">
      <style:text-properties style:font-name="Arial" style:font-style-complex="normal" style:font-style-asian="normal" style:font-size-complex="12pt" style:font-size-asian="12pt" style:font-name-complex="Arial" fo:color="#000000" style:text-position="0% 100%" style:text-outline="false" fo:font-style="normal" style:text-line-through-type="none" style:text-underline-style="none" style:text-underline-color="font-color" fo:font-size="12pt" fo:text-shadow="none" fo:font-weight="bold" style:font-weight-asian="bold" style:font-weight-complex="bold"/>
    </style:style>
    <style:style style:name="T3" style:family="text">
      <style:text-properties style:font-name="Arial" style:font-style-complex="normal" style:font-style-asian="normal" style:font-weight-complex="bold" style:font-weight-asian="bold" style:font-size-complex="12pt" style:font-size-asian="12pt" style:font-name-complex="Arial" fo:color="#000000" style:text-position="0% 100%" style:text-outline="false" fo:font-style="normal" style:text-line-through-type="none" style:text-underline-style="none" style:text-underline-color="font-color" fo:font-weight="bold" fo:font-size="12pt" fo:text-shadow="none"/>
    </style:style>
    <style:style style:name="T4" style:family="text">
      <style:text-properties style:font-name="Arial" style:font-style-complex="normal" style:font-style-asian="normal" style:font-size-complex="12pt" style:font-size-asian="12pt" style:font-name-complex="Arial" fo:color="#000000" style:text-position="0% 100%" style:text-outline="false" fo:font-style="normal" style:text-line-through-type="none" style:text-underline-style="none" style:text-underline-color="font-color" fo:font-size="12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 Informa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able:number-columns-spanned="5" table:number-rows-spanned="1">
            <text:p>PROJECT BASIC INFORMATION</text:p>
          </table:table-cell>
          <table:covered-table-cell table:number-columns-repeated="4"/>
          <table:table-cell table:number-columns-repeated="1019"/>
        </table:table-row>
        <table:table-row table:style-name="ro1">
          <table:table-cell table:style-name="ce2" office:value-type="string" calcext:value-type="string">
            <text:p>Project Name</text:p>
          </table:table-cell>
          <table:table-cell table:style-name="ce5" office:value-type="string" calcext:value-type="string" table:number-columns-spanned="4" table:number-rows-spanned="1">
            <text:p><text:a xlink:href="https://huntd.tech/" xlink:type="simple">Huntd</text:a></text:p>
          </table:table-cell>
          <table:covered-table-cell table:number-columns-repeated="2" table:style-name="ce13"/>
          <table:covered-table-cell table:style-name="ce20"/>
          <table:table-cell table:number-columns-repeated="1019"/>
        </table:table-row>
        <table:table-row table:style-name="ro1">
          <table:table-cell table:style-name="ce2" office:value-type="string" calcext:value-type="string" table:number-columns-spanned="1" table:number-rows-spanned="3">
            <text:p>Name of Product</text:p>
          </table:table-cell>
          <table:table-cell table:style-name="ce6" office:value-type="string" calcext:value-type="string" table:number-columns-spanned="4" table:number-rows-spanned="1">
            <text:p>The best app for hiring web3 developers.</text:p>
          </table:table-cell>
          <table:covered-table-cell table:number-columns-repeated="2" table:style-name="ce13"/>
          <table:covered-table-cell table:style-name="ce20"/>
          <table:table-cell table:number-columns-repeated="1019"/>
        </table:table-row>
        <table:table-row table:style-name="ro1">
          <table:covered-table-cell table:style-name="ce3"/>
          <table:table-cell table:style-name="ce7" office:value-type="string" calcext:value-type="string" table:number-columns-spanned="1" table:number-rows-spanned="2">
            <text:p>Links</text:p>
          </table:table-cell>
          <table:table-cell table:style-name="ce14" office:value-type="string" calcext:value-type="string">
            <text:p><text:a xlink:href="https://docs.google.com/document/d/1n-63x7NrCWs1OPga6WY0QrkzQ7UMpBEVt6fU_y8myM4/edit?usp=sharing" xlink:type="simple">Test plan</text:a></text:p>
          </table:table-cell>
          <table:table-cell table:style-name="ce14" office:value-type="string" calcext:value-type="string">
            <text:p><text:a xlink:href="https://docs.google.com/spreadsheets/d/1RQZ_9Rz4ZUDUXi1Ss-5hv1yLywyn-YnnqXJwusWVIcs/edit?usp=sharing" xlink:type="simple">Permission table</text:a></text:p>
          </table:table-cell>
          <table:table-cell table:style-name="ce14" office:value-type="string" calcext:value-type="string">
            <text:p><text:a xlink:href="https://docs.google.com/spreadsheets/d/140-1wimdn3jYcWNibV_tge2IOUABrj8Gp2GGBfey1WM/edit?usp=sharing" xlink:type="simple">RTM</text:a></text:p>
          </table:table-cell>
          <table:table-cell table:number-columns-repeated="1019"/>
        </table:table-row>
        <table:table-row table:style-name="ro1">
          <table:covered-table-cell table:number-columns-repeated="2" table:style-name="ce4"/>
          <table:table-cell table:style-name="ce14" office:value-type="string" calcext:value-type="string">
            <text:p><text:a xlink:href="https://qa122025vkhmara.atlassian.net/" xlink:type="simple">Jira</text:a></text:p>
          </table:table-cell>
          <table:table-cell table:style-name="ce14" office:value-type="string" calcext:value-type="string">
            <text:p><text:a xlink:href="https://qaflex26vkhmara.testrail.io/" xlink:type="simple">TestRail WEB</text:a></text:p>
          </table:table-cell>
          <table:table-cell table:style-name="ce14" office:value-type="string" calcext:value-type="string">
            <text:p><text:a xlink:href="https://qaflex26vkhmara.testrail.io/" xlink:type="simple">TestRail Mobile</text:a></text:p>
          </table:table-cell>
          <table:table-cell table:number-columns-repeated="1019"/>
        </table:table-row>
        <table:table-row table:style-name="ro2">
          <table:table-cell table:style-name="ce2" office:value-type="string" calcext:value-type="string">
            <text:p>Product Description</text:p>
          </table:table-cell>
          <table:table-cell table:style-name="ce8" office:value-type="string" calcext:value-type="string" table:number-columns-spanned="4" table:number-rows-spanned="1">
            <text:p>Huntd is a comprehensive job search and application tracking app designed to assist job seekers in their quest for employment. With its user-friendly interface and powerful features, this app is essential for individuals actively seeking job opportunities.</text:p>
          </table:table-cell>
          <table:covered-table-cell table:number-columns-repeated="2" table:style-name="ce13"/>
          <table:covered-table-cell table:style-name="ce20"/>
          <table:table-cell table:number-columns-repeated="1019"/>
        </table:table-row>
        <table:table-row table:style-name="ro1">
          <table:table-cell table:style-name="ce2" office:value-type="string" calcext:value-type="string" table:number-columns-spanned="1" table:number-rows-spanned="4">
            <text:p>Project Description</text:p>
          </table:table-cell>
          <table:table-cell table:style-name="ce9" office:value-type="string" calcext:value-type="string" table:number-columns-spanned="1" table:number-rows-spanned="2">
            <text:p>Mission of the project</text:p>
          </table:table-cell>
          <table:table-cell table:style-name="ce15" office:value-type="string" calcext:value-type="string" table:number-columns-spanned="3" table:number-rows-spanned="1">
            <text:p>Conduct testing to verify the quality of the web and mobile application.</text:p>
          </table:table-cell>
          <table:covered-table-cell table:style-name="ce13"/>
          <table:covered-table-cell table:style-name="ce20"/>
          <table:table-cell table:number-columns-repeated="1019"/>
        </table:table-row>
        <table:table-row table:style-name="ro1">
          <table:covered-table-cell table:style-name="ce3"/>
          <table:covered-table-cell table:style-name="ce4"/>
          <table:table-cell table:style-name="ce16" office:value-type="string" calcext:value-type="string" table:number-columns-spanned="3" table:number-rows-spanned="1">
            <text:p>Ensure the application is released without defects.</text:p>
          </table:table-cell>
          <table:covered-table-cell table:style-name="ce13"/>
          <table:covered-table-cell table:style-name="ce20"/>
          <table:table-cell table:number-columns-repeated="1019"/>
        </table:table-row>
        <table:table-row table:style-name="ro1">
          <table:covered-table-cell table:style-name="ce3"/>
          <table:table-cell table:style-name="ce7" office:value-type="string" calcext:value-type="string">
            <text:p>Project output product</text:p>
          </table:table-cell>
          <table:table-cell table:style-name="ce6" office:value-type="string" calcext:value-type="string" table:number-columns-spanned="3" table:number-rows-spanned="1">
            <text:p>Test Summary report and Defects evaluation</text:p>
          </table:table-cell>
          <table:covered-table-cell table:style-name="ce13"/>
          <table:covered-table-cell table:style-name="ce20"/>
          <table:table-cell table:number-columns-repeated="1019"/>
        </table:table-row>
        <table:table-row table:style-name="ro1">
          <table:covered-table-cell table:style-name="ce4"/>
          <table:table-cell table:style-name="ce7" office:value-type="string" calcext:value-type="string">
            <text:p>Project Type</text:p>
          </table:table-cell>
          <table:table-cell table:style-name="ce6" office:value-type="string" calcext:value-type="string" table:number-columns-spanned="3" table:number-rows-spanned="1">
            <text:p>Testing</text:p>
          </table:table-cell>
          <table:covered-table-cell table:style-name="ce13"/>
          <table:covered-table-cell table:style-name="ce20"/>
          <table:table-cell table:number-columns-repeated="1019"/>
        </table:table-row>
        <table:table-row table:style-name="ro1">
          <table:table-cell table:style-name="ce2" office:value-type="string" calcext:value-type="string">
            <text:p>Project Duration</text:p>
          </table:table-cell>
          <table:table-cell table:style-name="ce7" office:value-type="string" calcext:value-type="string">
            <text:p>Start date</text:p>
          </table:table-cell>
          <table:table-cell table:style-name="ce17" office:value-type="date" office:date-value="2026-01-21" calcext:value-type="date">
            <text:p>2026/01/21</text:p>
          </table:table-cell>
          <table:table-cell table:style-name="ce7" office:value-type="string" calcext:value-type="string">
            <text:p>End date</text:p>
          </table:table-cell>
          <table:table-cell table:style-name="ce17" office:value-type="date" office:date-value="2026-01-28" calcext:value-type="date">
            <text:p>2026/01/28</text:p>
          </table:table-cell>
          <table:table-cell table:number-columns-repeated="1019"/>
        </table:table-row>
        <table:table-row table:style-name="ro1">
          <table:table-cell table:style-name="ce2" office:value-type="string" calcext:value-type="string" table:number-columns-spanned="1" table:number-rows-spanned="3">
            <text:p>Test Objectives</text:p>
          </table:table-cell>
          <table:table-cell table:style-name="ce10" office:value-type="string" calcext:value-type="string" table:number-columns-spanned="4" table:number-rows-spanned="1">
            <text:p>The test objectives are the functionality of the web version and mobile version of the “Huntd”. The project focuses on the possibility to interact with the main objects of the website and app.</text:p>
          </table:table-cell>
          <table:covered-table-cell table:number-columns-repeated="2" table:style-name="ce18"/>
          <table:covered-table-cell table:style-name="ce21"/>
          <table:table-cell table:number-columns-repeated="1019"/>
        </table:table-row>
        <table:table-row table:style-name="ro1">
          <table:covered-table-cell table:style-name="ce3"/>
          <table:table-cell table:style-name="ce11" office:value-type="string" calcext:value-type="string" table:number-columns-spanned="4" table:number-rows-spanned="1">
            <text:p>For the web version, testing is planned to cover the registration, login, and password recovery processes, including input validations and system messages. Special attention will be given to the functionality for creating, editing, and deleting job vacancies, as well as managing applications for them. Testing also includes job search and filtering features, such as sorting, pagination, and saved searches, to ensure correctness and usability when working with large amounts of data.</text:p>
          </table:table-cell>
          <table:covered-table-cell table:number-columns-repeated="2"/>
          <table:covered-table-cell table:style-name="ce22"/>
          <table:table-cell table:number-columns-repeated="1019"/>
        </table:table-row>
        <table:table-row table:style-name="ro1">
          <table:covered-table-cell table:style-name="ce4"/>
          <table:table-cell table:style-name="ce12" office:value-type="string" calcext:value-type="string" table:number-columns-spanned="4" table:number-rows-spanned="1">
            <text:p>For the mobile version, the main testing objective is to verify key business scenarios, including onboarding, login, job search, applying for a job, and user profile management. Testing will also cover correct rendering on different devices and operating systems, application stability, navigation, and gesture interactions. Where applicable, offline functionality and notification handling will be verified. Particular attention will be paid to performance and overall stability of the mobile application.</text:p>
          </table:table-cell>
          <table:covered-table-cell table:number-columns-repeated="2" table:style-name="ce19"/>
          <table:covered-table-cell table:style-name="ce23"/>
          <table:table-cell table:number-columns-repeated="1019"/>
        </table:table-row>
        <table:table-row table:style-name="ro3" table:number-rows-repeated="1048561">
          <table:table-cell table:number-columns-repeated="1024"/>
        </table:table-row>
        <table:table-row table:style-name="ro3">
          <table:table-cell table:number-columns-repeated="1024"/>
        </table:table-row>
      </table:table>
      <table:table table:name="Test Summary" table:style-name="ta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6"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9" table:default-cell-style-name="Default"/>
        <table:table-column table:style-name="co18" table:default-cell-style-name="Default"/>
        <table:table-column table:style-name="co6" table:number-columns-repeated="2" table:default-cell-style-name="Default"/>
        <table:table-column table:style-name="co20" table:default-cell-style-name="Default"/>
        <table:table-column table:style-name="co17" table:default-cell-style-name="Default"/>
        <table:table-column table:style-name="co21" table:default-cell-style-name="Default"/>
        <table:table-column table:style-name="co22" table:default-cell-style-name="Default"/>
        <table:table-column table:style-name="co6" table:number-columns-repeated="1002" table:default-cell-style-name="Default"/>
        <table:table-row table:style-name="ro1">
          <table:table-cell table:style-name="ce24" office:value-type="string" calcext:value-type="string" table:number-columns-spanned="4" table:number-rows-spanned="1">
            <text:p><text:span text:style-name="T1">Execution Rate for </text:span><text:span text:style-name="T2">Huntd Web app</text:span></text:p>
          </table:table-cell>
          <table:covered-table-cell table:number-columns-repeated="2" table:style-name="ce13"/>
          <table:covered-table-cell table:style-name="ce20"/>
          <table:table-cell>
            <draw:frame table:end-cell-address="'Test Summary'.J11" table:end-x="21.17pt" table:end-y="14.23pt" draw:z-index="0" draw:name="Chart 1" draw:style-name="gr1" draw:text-style-name="P1" svg:width="272.98pt" svg:height="171.72pt" svg:x="2.41pt" svg:y="0pt">
              <draw:object draw:notify-on-update-of-ranges="'Test Summary'.B3:'Test Summary'.B4" xlink:href="./Object 1" xlink:type="simple" xlink:show="embed" xlink:actuate="onLoad">
                <loext:p/>
              </draw:object>
              <draw:image xlink:href="./ObjectReplacements/Object 1" xlink:type="simple" xlink:show="embed" xlink:actuate="onLoad"/>
            </draw:frame>
          </table:table-cell>
          <table:table-cell table:number-columns-repeated="4"/>
          <table:table-cell table:style-name="ce64" office:value-type="string" calcext:value-type="string" table:number-columns-spanned="4" table:number-rows-spanned="1">
            <text:p><text:span text:style-name="T1">Execution Rate for </text:span><text:span text:style-name="T2">Huntd mobile app</text:span></text:p>
          </table:table-cell>
          <table:covered-table-cell table:number-columns-repeated="2" table:style-name="ce13"/>
          <table:covered-table-cell table:style-name="ce20"/>
          <table:table-cell>
            <draw:frame table:end-cell-address="'Test Summary'.S12" table:end-x="24.01pt" table:end-y="3.74pt" draw:z-index="1" draw:name="Chart 2" draw:style-name="gr1" draw:text-style-name="P1" svg:width="296.99pt" svg:height="176.23pt" svg:x="1.45pt" svg:y="0.74pt">
              <draw:object draw:notify-on-update-of-ranges="'Test Summary'.K3:'Test Summary'.K4" xlink:href="./Object 2" xlink:type="simple" xlink:show="embed" xlink:actuate="onLoad">
                <loext:p/>
              </draw:object>
              <draw:image xlink:href="./ObjectReplacements/Object 2" xlink:type="simple" xlink:show="embed" xlink:actuate="onLoad"/>
            </draw:frame>
          </table:table-cell>
          <table:table-cell table:number-columns-repeated="1010"/>
        </table:table-row>
        <table:table-row table:style-name="ro1">
          <table:table-cell table:style-name="ce6" office:value-type="string" calcext:value-type="string" table:number-columns-spanned="2" table:number-rows-spanned="1">
            <text:p>Executed test cases</text:p>
          </table:table-cell>
          <table:covered-table-cell table:style-name="ce20"/>
          <table:table-cell table:style-name="ce44" office:value-type="float" office:value="258" calcext:value-type="float">
            <text:p>258</text:p>
          </table:table-cell>
          <table:table-cell table:style-name="ce51" office:value-type="percentage" office:value="1" calcext:value-type="percentage">
            <text:p>100%</text:p>
          </table:table-cell>
          <table:table-cell table:number-columns-repeated="5"/>
          <table:table-cell table:style-name="ce65" office:value-type="string" calcext:value-type="string" table:number-columns-spanned="2" table:number-rows-spanned="1">
            <text:p>Executed test cases</text:p>
          </table:table-cell>
          <table:covered-table-cell table:style-name="ce20"/>
          <table:table-cell table:style-name="ce44" office:value-type="float" office:value="68" calcext:value-type="float">
            <text:p>68</text:p>
          </table:table-cell>
          <table:table-cell table:style-name="ce55" office:value-type="percentage" office:value="1" calcext:value-type="percentage">
            <text:p>100%</text:p>
          </table:table-cell>
          <table:table-cell table:number-columns-repeated="1011"/>
        </table:table-row>
        <table:table-row table:style-name="ro1">
          <table:table-cell table:style-name="ce25" office:value-type="string" calcext:value-type="string" table:number-columns-spanned="2" table:number-rows-spanned="1">
            <text:p>Passed</text:p>
          </table:table-cell>
          <table:covered-table-cell table:style-name="ce20"/>
          <table:table-cell table:style-name="ce45" office:value-type="float" office:value="247" calcext:value-type="float">
            <text:p>247</text:p>
          </table:table-cell>
          <table:table-cell table:style-name="ce52" table:formula="of:=[.C3]/[.C2]" office:value-type="percentage" office:value="0.9573643411" calcext:value-type="percentage">
            <text:p>96%</text:p>
          </table:table-cell>
          <table:table-cell table:number-columns-repeated="5"/>
          <table:table-cell table:style-name="ce66" office:value-type="string" calcext:value-type="string" table:number-columns-spanned="2" table:number-rows-spanned="1">
            <text:p>Passed</text:p>
          </table:table-cell>
          <table:covered-table-cell table:style-name="ce20"/>
          <table:table-cell table:style-name="ce45" office:value-type="float" office:value="62" calcext:value-type="float">
            <text:p>62</text:p>
          </table:table-cell>
          <table:table-cell table:style-name="ce52" table:formula="of:=[.L3]/[.L2]" office:value-type="percentage" office:value="0.9117647059" calcext:value-type="percentage">
            <text:p>91%</text:p>
          </table:table-cell>
          <table:table-cell table:number-columns-repeated="1011"/>
        </table:table-row>
        <table:table-row table:style-name="ro1">
          <table:table-cell table:style-name="ce26" office:value-type="string" calcext:value-type="string" table:number-columns-spanned="2" table:number-rows-spanned="1">
            <text:p>Failed</text:p>
          </table:table-cell>
          <table:covered-table-cell table:style-name="ce20"/>
          <table:table-cell table:style-name="ce46" office:value-type="float" office:value="11" calcext:value-type="float">
            <text:p>11</text:p>
          </table:table-cell>
          <table:table-cell table:style-name="ce53" table:formula="of:=[.C4]/[.C2]" office:value-type="percentage" office:value="0.04263565891" calcext:value-type="percentage">
            <text:p>4%</text:p>
          </table:table-cell>
          <table:table-cell table:number-columns-repeated="5"/>
          <table:table-cell table:style-name="ce67" office:value-type="string" calcext:value-type="string" table:number-columns-spanned="2" table:number-rows-spanned="1">
            <text:p>Failed</text:p>
          </table:table-cell>
          <table:covered-table-cell table:style-name="ce20"/>
          <table:table-cell table:style-name="ce46" office:value-type="float" office:value="6" calcext:value-type="float">
            <text:p>6</text:p>
          </table:table-cell>
          <table:table-cell table:style-name="ce74" table:formula="of:=[.L4]/[.L2]" office:value-type="percentage" office:value="0.08823529412" calcext:value-type="percentage">
            <text:p>9%</text:p>
          </table:table-cell>
          <table:table-cell table:number-columns-repeated="1011"/>
        </table:table-row>
        <table:table-row table:style-name="ro1" table:number-rows-repeated="6">
          <table:table-cell table:number-columns-repeated="9"/>
          <table:table-cell table:style-name="ce68"/>
          <table:table-cell table:number-columns-repeated="1014"/>
        </table:table-row>
        <table:table-row table:style-name="ro1">
          <table:table-cell table:number-columns-repeated="4"/>
          <table:table-cell>
            <draw:frame table:end-cell-address="'Test Summary'.J22" table:end-x="21.17pt" table:end-y="10.46pt" draw:z-index="2" draw:name="Chart 3" draw:style-name="gr1" draw:text-style-name="P1" svg:width="272.98pt" svg:height="171.72pt" svg:x="2.41pt" svg:y="11.99pt">
              <draw:object draw:notify-on-update-of-ranges="'Test Summary'.C13:'Test Summary'.C16 'Test Summary'.C13:'Test Summary'.C16" xlink:href="./Object 3" xlink:type="simple" xlink:show="embed" xlink:actuate="onLoad">
                <loext:p/>
              </draw:object>
              <draw:image xlink:href="./ObjectReplacements/Object 3" xlink:type="simple" xlink:show="embed" xlink:actuate="onLoad"/>
            </draw:frame>
          </table:table-cell>
          <table:table-cell table:number-columns-repeated="4"/>
          <table:table-cell table:style-name="ce68"/>
          <table:table-cell table:number-columns-repeated="1014"/>
        </table:table-row>
        <table:table-row table:style-name="ro1">
          <table:table-cell table:style-name="ce27" office:value-type="string" calcext:value-type="string" table:number-columns-spanned="3" table:number-rows-spanned="1">
            <text:p><text:span text:style-name="T3">Huntd Web </text:span><text:span text:style-name="T4">bugs by Priority</text:span></text:p>
          </table:table-cell>
          <table:covered-table-cell table:number-columns-repeated="2" table:style-name="ce13"/>
          <table:table-cell table:style-name="ce54"/>
          <table:table-cell table:number-columns-repeated="5"/>
          <table:table-cell table:style-name="ce27" office:value-type="string" calcext:value-type="string" table:number-columns-spanned="3" table:number-rows-spanned="1">
            <text:p><text:span text:style-name="T3">Huntd Mobile </text:span><text:span text:style-name="T4">bugs by Priority</text:span></text:p>
          </table:table-cell>
          <table:covered-table-cell table:number-columns-repeated="2" table:style-name="ce13"/>
          <table:table-cell table:style-name="ce54"/>
          <table:table-cell table:number-columns-repeated="1011"/>
        </table:table-row>
        <table:table-row table:style-name="ro1">
          <table:table-cell table:style-name="ce28" office:value-type="string" calcext:value-type="string" table:number-columns-spanned="2" table:number-rows-spanned="1">
            <text:p>Critical</text:p>
          </table:table-cell>
          <table:covered-table-cell table:style-name="ce35"/>
          <table:table-cell table:style-name="ce44" office:value-type="float" office:value="2" calcext:value-type="float">
            <text:p>2</text:p>
          </table:table-cell>
          <table:table-cell table:style-name="ce55" table:formula="of:=[.C13]*100%/SUM([.$C$13:.$C$16])" office:value-type="percentage" office:value="0.285714285714286" calcext:value-type="percentage">
            <text:p>29%</text:p>
          </table:table-cell>
          <table:table-cell table:number-columns-repeated="5"/>
          <table:table-cell table:style-name="ce28" office:value-type="string" calcext:value-type="string" table:number-columns-spanned="2" table:number-rows-spanned="1">
            <text:p>Critical</text:p>
          </table:table-cell>
          <table:covered-table-cell table:style-name="ce35"/>
          <table:table-cell table:style-name="ce44" office:value-type="float" office:value="3" calcext:value-type="float">
            <text:p>3</text:p>
          </table:table-cell>
          <table:table-cell table:style-name="ce55" office:value-type="percentage" office:value="1" calcext:value-type="percentage">
            <text:p>100%</text:p>
          </table:table-cell>
          <table:table-cell table:number-columns-repeated="1011"/>
        </table:table-row>
        <table:table-row table:style-name="ro1">
          <table:table-cell table:style-name="ce29" office:value-type="string" calcext:value-type="string" table:number-columns-spanned="2" table:number-rows-spanned="1">
            <text:p>High</text:p>
          </table:table-cell>
          <table:covered-table-cell table:style-name="ce36"/>
          <table:table-cell table:style-name="ce47" office:value-type="float" office:value="2" calcext:value-type="float">
            <text:p>2</text:p>
          </table:table-cell>
          <table:table-cell table:style-name="ce55" table:formula="of:=[.C14]*100%/SUM([.$C$13:.$C$16])" office:value-type="percentage" office:value="0.285714285714286" calcext:value-type="percentage">
            <text:p>29%</text:p>
          </table:table-cell>
          <table:table-cell table:number-columns-repeated="5"/>
          <table:table-cell table:style-name="ce29" office:value-type="string" calcext:value-type="string" table:number-columns-spanned="2" table:number-rows-spanned="1">
            <text:p>High</text:p>
          </table:table-cell>
          <table:covered-table-cell table:style-name="ce36"/>
          <table:table-cell table:style-name="ce47" office:value-type="float" office:value="0" calcext:value-type="float">
            <text:p>0</text:p>
          </table:table-cell>
          <table:table-cell table:style-name="ce55" table:formula="of:=[.L14]*100%/SUM([.$C$13:.$C$16])" office:value-type="percentage" office:value="0" calcext:value-type="percentage">
            <text:p>0%</text:p>
          </table:table-cell>
          <table:table-cell table:number-columns-repeated="1011"/>
        </table:table-row>
        <table:table-row table:style-name="ro1">
          <table:table-cell table:style-name="ce30" office:value-type="string" calcext:value-type="string" table:number-columns-spanned="2" table:number-rows-spanned="1">
            <text:p>Medium</text:p>
          </table:table-cell>
          <table:covered-table-cell table:style-name="ce37"/>
          <table:table-cell table:style-name="ce47" office:value-type="float" office:value="2" calcext:value-type="float">
            <text:p>2</text:p>
          </table:table-cell>
          <table:table-cell table:style-name="ce55" table:formula="of:=[.C15]*100%/SUM([.$C$13:.$C$16])" office:value-type="percentage" office:value="0.285714285714286" calcext:value-type="percentage">
            <text:p>29%</text:p>
          </table:table-cell>
          <table:table-cell table:number-columns-repeated="5"/>
          <table:table-cell table:style-name="ce30" office:value-type="string" calcext:value-type="string" table:number-columns-spanned="2" table:number-rows-spanned="1">
            <text:p>Medium</text:p>
          </table:table-cell>
          <table:covered-table-cell table:style-name="ce37"/>
          <table:table-cell table:style-name="ce47" office:value-type="float" office:value="0" calcext:value-type="float">
            <text:p>0</text:p>
          </table:table-cell>
          <table:table-cell table:style-name="ce55" table:formula="of:=[.L15]*100%/SUM([.$C$13:.$C$16])" office:value-type="percentage" office:value="0" calcext:value-type="percentage">
            <text:p>0%</text:p>
          </table:table-cell>
          <table:table-cell table:number-columns-repeated="1011"/>
        </table:table-row>
        <table:table-row table:style-name="ro1">
          <table:table-cell table:style-name="ce31" office:value-type="string" calcext:value-type="string" table:number-columns-spanned="2" table:number-rows-spanned="1">
            <text:p>Low</text:p>
          </table:table-cell>
          <table:covered-table-cell table:style-name="ce38"/>
          <table:table-cell table:style-name="ce48" office:value-type="float" office:value="1" calcext:value-type="float">
            <text:p>1</text:p>
          </table:table-cell>
          <table:table-cell table:style-name="ce55" table:formula="of:=[.C16]*100%/SUM([.$C$13:.$C$16])" office:value-type="percentage" office:value="0.142857142857143" calcext:value-type="percentage">
            <text:p>14%</text:p>
          </table:table-cell>
          <table:table-cell table:number-columns-repeated="5"/>
          <table:table-cell table:style-name="ce31" office:value-type="string" calcext:value-type="string" table:number-columns-spanned="2" table:number-rows-spanned="1">
            <text:p>Low</text:p>
          </table:table-cell>
          <table:covered-table-cell table:style-name="ce38"/>
          <table:table-cell table:style-name="ce48" office:value-type="float" office:value="0" calcext:value-type="float">
            <text:p>0</text:p>
          </table:table-cell>
          <table:table-cell table:style-name="ce55" table:formula="of:=[.L16]*100%/SUM([.$C$13:.$C$16])" office:value-type="percentage" office:value="0" calcext:value-type="percentage">
            <text:p>0%</text:p>
          </table:table-cell>
          <table:table-cell table:number-columns-repeated="1011"/>
        </table:table-row>
        <table:table-row table:style-name="ro1" table:number-rows-repeated="8">
          <table:table-cell table:number-columns-repeated="9"/>
          <table:table-cell table:style-name="ce68"/>
          <table:table-cell table:number-columns-repeated="1014"/>
        </table:table-row>
        <table:table-row table:style-name="ro1">
          <table:table-cell table:style-name="ce32" office:value-type="string" calcext:value-type="string" table:number-columns-spanned="7" table:number-rows-spanned="1">
            <text:p>Web features</text:p>
          </table:table-cell>
          <table:covered-table-cell table:number-columns-repeated="6"/>
          <table:table-cell table:number-columns-repeated="2"/>
          <table:table-cell table:style-name="ce69" office:value-type="string" calcext:value-type="string" table:number-columns-spanned="7" table:number-rows-spanned="1">
            <text:p>Mobile features</text:p>
          </table:table-cell>
          <table:covered-table-cell table:number-columns-repeated="6"/>
          <table:table-cell table:number-columns-repeated="1008"/>
        </table:table-row>
        <table:table-row table:style-name="ro1">
          <table:table-cell table:style-name="ce33" office:value-type="string" calcext:value-type="string">
            <text:p>No.</text:p>
          </table:table-cell>
          <table:table-cell table:style-name="ce39" office:value-type="string" calcext:value-type="string">
            <text:p>Features</text:p>
          </table:table-cell>
          <table:table-cell table:style-name="ce39" office:value-type="string" calcext:value-type="string">
            <text:p>Tests</text:p>
          </table:table-cell>
          <table:table-cell table:style-name="ce39" office:value-type="string" calcext:value-type="string" table:number-columns-spanned="2" table:number-rows-spanned="1">
            <text:p>Passed</text:p>
          </table:table-cell>
          <table:covered-table-cell table:style-name="ce21"/>
          <table:table-cell table:style-name="ce39" office:value-type="string" calcext:value-type="string" table:number-columns-spanned="2" table:number-rows-spanned="1">
            <text:p>Failed</text:p>
          </table:table-cell>
          <table:covered-table-cell table:style-name="ce21"/>
          <table:table-cell table:number-columns-repeated="2"/>
          <table:table-cell table:style-name="ce70" office:value-type="string" calcext:value-type="string">
            <text:p>No.</text:p>
          </table:table-cell>
          <table:table-cell table:style-name="ce39" office:value-type="string" calcext:value-type="string">
            <text:p>Features</text:p>
          </table:table-cell>
          <table:table-cell table:style-name="ce39" office:value-type="string" calcext:value-type="string">
            <text:p>Tests</text:p>
          </table:table-cell>
          <table:table-cell table:style-name="ce39" office:value-type="string" calcext:value-type="string" table:number-columns-spanned="2" table:number-rows-spanned="1">
            <text:p>Passed</text:p>
          </table:table-cell>
          <table:covered-table-cell table:style-name="ce21"/>
          <table:table-cell table:style-name="ce39" office:value-type="string" calcext:value-type="string" table:number-columns-spanned="2" table:number-rows-spanned="1">
            <text:p>Failed</text:p>
          </table:table-cell>
          <table:covered-table-cell table:style-name="ce21"/>
          <table:table-cell table:number-columns-repeated="1008"/>
        </table:table-row>
        <table:table-row table:style-name="ro1">
          <table:table-cell table:style-name="ce34" office:value-type="float" office:value="1" calcext:value-type="float">
            <text:p>1</text:p>
          </table:table-cell>
          <table:table-cell table:style-name="ce40" office:value-type="string" calcext:value-type="string">
            <text:p>Main page</text:p>
          </table:table-cell>
          <table:table-cell table:style-name="ce49" office:value-type="float" office:value="26" calcext:value-type="float">
            <text:p>26</text:p>
          </table:table-cell>
          <table:table-cell table:style-name="ce56" office:value-type="float" office:value="25" calcext:value-type="float">
            <text:p>25</text:p>
          </table:table-cell>
          <table:table-cell table:style-name="ce59" table:formula="of:=[.D27]*100%/[.C27]" office:value-type="percentage" office:value="0.961538461538462" calcext:value-type="percentage">
            <text:p>96%</text:p>
          </table:table-cell>
          <table:table-cell table:style-name="ce44" office:value-type="float" office:value="1" calcext:value-type="float">
            <text:p>1</text:p>
          </table:table-cell>
          <table:table-cell table:style-name="ce62" table:formula="of:=[.F27]*100%/[.C27]" office:value-type="percentage" office:value="0.0384615384615385" calcext:value-type="percentage">
            <text:p>4%</text:p>
          </table:table-cell>
          <table:table-cell table:number-columns-repeated="2"/>
          <table:table-cell table:style-name="ce71" office:value-type="float" office:value="1" calcext:value-type="float">
            <text:p>1</text:p>
          </table:table-cell>
          <table:table-cell table:style-name="ce40" office:value-type="string" calcext:value-type="string">
            <text:p>Application</text:p>
          </table:table-cell>
          <table:table-cell table:style-name="ce49" office:value-type="float" office:value="3" calcext:value-type="float">
            <text:p>3</text:p>
          </table:table-cell>
          <table:table-cell table:style-name="ce56" office:value-type="float" office:value="3" calcext:value-type="float">
            <text:p>3</text:p>
          </table:table-cell>
          <table:table-cell table:style-name="ce59" table:formula="of:=[.M27]*100%/[.L27]" office:value-type="percentage" office:value="1" calcext:value-type="percentage">
            <text:p>100%</text:p>
          </table:table-cell>
          <table:table-cell table:style-name="ce44" office:value-type="float" office:value="0" calcext:value-type="float">
            <text:p>0</text:p>
          </table:table-cell>
          <table:table-cell table:style-name="ce62" table:formula="of:=[.O27]*100%/[.L27]" office:value-type="percentage" office:value="0" calcext:value-type="percentage">
            <text:p>0%</text:p>
          </table:table-cell>
          <table:table-cell table:number-columns-repeated="1008"/>
        </table:table-row>
        <table:table-row table:style-name="ro1">
          <table:table-cell table:style-name="ce34" office:value-type="float" office:value="2" calcext:value-type="float">
            <text:p>2</text:p>
          </table:table-cell>
          <table:table-cell table:style-name="ce41" office:value-type="string" calcext:value-type="string">
            <text:p>Candidates list</text:p>
          </table:table-cell>
          <table:table-cell table:style-name="ce6" office:value-type="float" office:value="20" calcext:value-type="float">
            <text:p>20</text:p>
          </table:table-cell>
          <table:table-cell table:style-name="ce57" office:value-type="float" office:value="20" calcext:value-type="float">
            <text:p>20</text:p>
          </table:table-cell>
          <table:table-cell table:style-name="ce59" table:formula="of:=[.D28]*100%/[.C28]" office:value-type="percentage" office:value="1" calcext:value-type="percentage">
            <text:p>100%</text:p>
          </table:table-cell>
          <table:table-cell table:style-name="ce61" office:value-type="float" office:value="0" calcext:value-type="float">
            <text:p>0</text:p>
          </table:table-cell>
          <table:table-cell table:style-name="ce62" table:formula="of:=[.F28]*100%/[.C28]" office:value-type="percentage" office:value="0" calcext:value-type="percentage">
            <text:p>0%</text:p>
          </table:table-cell>
          <table:table-cell table:number-columns-repeated="2"/>
          <table:table-cell table:style-name="ce71" office:value-type="float" office:value="2" calcext:value-type="float">
            <text:p>2</text:p>
          </table:table-cell>
          <table:table-cell table:style-name="ce41" office:value-type="string" calcext:value-type="string">
            <text:p>Sign In</text:p>
          </table:table-cell>
          <table:table-cell table:style-name="ce6" office:value-type="float" office:value="9" calcext:value-type="float">
            <text:p>9</text:p>
          </table:table-cell>
          <table:table-cell table:style-name="ce57" office:value-type="float" office:value="9" calcext:value-type="float">
            <text:p>9</text:p>
          </table:table-cell>
          <table:table-cell table:style-name="ce59" table:formula="of:=[.M28]*100%/[.L28]" office:value-type="percentage" office:value="1" calcext:value-type="percentage">
            <text:p>100%</text:p>
          </table:table-cell>
          <table:table-cell table:style-name="ce61" office:value-type="float" office:value="0" calcext:value-type="float">
            <text:p>0</text:p>
          </table:table-cell>
          <table:table-cell table:style-name="ce62" table:formula="of:=[.O28]*100%/[.L28]" office:value-type="percentage" office:value="0" calcext:value-type="percentage">
            <text:p>0%</text:p>
          </table:table-cell>
          <table:table-cell table:number-columns-repeated="1008"/>
        </table:table-row>
        <table:table-row table:style-name="ro1">
          <table:table-cell table:style-name="ce34" office:value-type="float" office:value="3" calcext:value-type="float">
            <text:p>3</text:p>
          </table:table-cell>
          <table:table-cell table:style-name="ce41" office:value-type="string" calcext:value-type="string">
            <text:p>Sign Up</text:p>
          </table:table-cell>
          <table:table-cell table:style-name="ce6" office:value-type="float" office:value="87" calcext:value-type="float">
            <text:p>87</text:p>
          </table:table-cell>
          <table:table-cell table:style-name="ce57" office:value-type="float" office:value="82" calcext:value-type="float">
            <text:p>82</text:p>
          </table:table-cell>
          <table:table-cell table:style-name="ce59" table:formula="of:=[.D29]*100%/[.C29]" office:value-type="percentage" office:value="0.942528735632184" calcext:value-type="percentage">
            <text:p>94%</text:p>
          </table:table-cell>
          <table:table-cell table:style-name="ce61" office:value-type="float" office:value="5" calcext:value-type="float">
            <text:p>5</text:p>
          </table:table-cell>
          <table:table-cell table:style-name="ce62" table:formula="of:=[.F29]*100%/[.C29]" office:value-type="percentage" office:value="0.0574712643678161" calcext:value-type="percentage">
            <text:p>6%</text:p>
          </table:table-cell>
          <table:table-cell table:number-columns-repeated="2"/>
          <table:table-cell table:style-name="ce71" office:value-type="float" office:value="3" calcext:value-type="float">
            <text:p>3</text:p>
          </table:table-cell>
          <table:table-cell table:style-name="ce41" office:value-type="string" calcext:value-type="string">
            <text:p>Sign Up</text:p>
          </table:table-cell>
          <table:table-cell table:style-name="ce6" office:value-type="float" office:value="22" calcext:value-type="float">
            <text:p>22</text:p>
          </table:table-cell>
          <table:table-cell table:style-name="ce57" office:value-type="float" office:value="22" calcext:value-type="float">
            <text:p>22</text:p>
          </table:table-cell>
          <table:table-cell table:style-name="ce59" table:formula="of:=[.M29]*100%/[.L29]" office:value-type="percentage" office:value="1" calcext:value-type="percentage">
            <text:p>100%</text:p>
          </table:table-cell>
          <table:table-cell table:style-name="ce61" office:value-type="float" office:value="0" calcext:value-type="float">
            <text:p>0</text:p>
          </table:table-cell>
          <table:table-cell table:style-name="ce62" table:formula="of:=[.O29]*100%/[.L29]" office:value-type="percentage" office:value="0" calcext:value-type="percentage">
            <text:p>0%</text:p>
          </table:table-cell>
          <table:table-cell table:number-columns-repeated="1008"/>
        </table:table-row>
        <table:table-row table:style-name="ro1">
          <table:table-cell table:style-name="ce34" office:value-type="float" office:value="4" calcext:value-type="float">
            <text:p>4</text:p>
          </table:table-cell>
          <table:table-cell table:style-name="ce41" office:value-type="string" calcext:value-type="string">
            <text:p>Sign In</text:p>
          </table:table-cell>
          <table:table-cell table:style-name="ce6" office:value-type="float" office:value="22" calcext:value-type="float">
            <text:p>22</text:p>
          </table:table-cell>
          <table:table-cell table:style-name="ce57" office:value-type="float" office:value="20" calcext:value-type="float">
            <text:p>20</text:p>
          </table:table-cell>
          <table:table-cell table:style-name="ce59" table:formula="of:=[.D30]*100%/[.C30]" office:value-type="percentage" office:value="0.909090909090909" calcext:value-type="percentage">
            <text:p>91%</text:p>
          </table:table-cell>
          <table:table-cell table:style-name="ce61" office:value-type="float" office:value="2" calcext:value-type="float">
            <text:p>2</text:p>
          </table:table-cell>
          <table:table-cell table:style-name="ce62" table:formula="of:=[.F30]*100%/[.C30]" office:value-type="percentage" office:value="0.0909090909090909" calcext:value-type="percentage">
            <text:p>9%</text:p>
          </table:table-cell>
          <table:table-cell table:number-columns-repeated="2"/>
          <table:table-cell table:style-name="ce71" office:value-type="float" office:value="4" calcext:value-type="float">
            <text:p>4</text:p>
          </table:table-cell>
          <table:table-cell table:style-name="ce41" office:value-type="string" calcext:value-type="string">
            <text:p>Profile</text:p>
          </table:table-cell>
          <table:table-cell table:style-name="ce6" office:value-type="float" office:value="31" calcext:value-type="float">
            <text:p>31</text:p>
          </table:table-cell>
          <table:table-cell table:style-name="ce57" office:value-type="float" office:value="27" calcext:value-type="float">
            <text:p>27</text:p>
          </table:table-cell>
          <table:table-cell table:style-name="ce59" table:formula="of:=[.M30]*100%/[.L30]" office:value-type="percentage" office:value="0.870967741935484" calcext:value-type="percentage">
            <text:p>87%</text:p>
          </table:table-cell>
          <table:table-cell table:style-name="ce61" office:value-type="float" office:value="4" calcext:value-type="float">
            <text:p>4</text:p>
          </table:table-cell>
          <table:table-cell table:style-name="ce62" table:formula="of:=[.O30]*100%/[.L30]" office:value-type="percentage" office:value="0.129032258064516" calcext:value-type="percentage">
            <text:p>13%</text:p>
          </table:table-cell>
          <table:table-cell table:number-columns-repeated="1008"/>
        </table:table-row>
        <table:table-row table:style-name="ro1">
          <table:table-cell table:style-name="ce34" office:value-type="float" office:value="5" calcext:value-type="float">
            <text:p>5</text:p>
          </table:table-cell>
          <table:table-cell table:style-name="ce41" office:value-type="string" calcext:value-type="string">
            <text:p>Chats</text:p>
          </table:table-cell>
          <table:table-cell table:style-name="ce6" office:value-type="float" office:value="24" calcext:value-type="float">
            <text:p>24</text:p>
          </table:table-cell>
          <table:table-cell table:style-name="ce57" office:value-type="float" office:value="24" calcext:value-type="float">
            <text:p>24</text:p>
          </table:table-cell>
          <table:table-cell table:style-name="ce59" table:formula="of:=[.D31]*100%/[.C31]" office:value-type="percentage" office:value="1" calcext:value-type="percentage">
            <text:p>100%</text:p>
          </table:table-cell>
          <table:table-cell table:style-name="ce61" office:value-type="float" office:value="0" calcext:value-type="float">
            <text:p>0</text:p>
          </table:table-cell>
          <table:table-cell table:style-name="ce62" table:formula="of:=[.F31]*100%/[.C31]" office:value-type="percentage" office:value="0" calcext:value-type="percentage">
            <text:p>0%</text:p>
          </table:table-cell>
          <table:table-cell table:number-columns-repeated="2"/>
          <table:table-cell table:style-name="ce71" office:value-type="float" office:value="5" calcext:value-type="float">
            <text:p>5</text:p>
          </table:table-cell>
          <table:table-cell table:style-name="ce41" office:value-type="string" calcext:value-type="string">
            <text:p>Chats</text:p>
          </table:table-cell>
          <table:table-cell table:style-name="ce6" office:value-type="float" office:value="3" calcext:value-type="float">
            <text:p>3</text:p>
          </table:table-cell>
          <table:table-cell table:style-name="ce57" office:value-type="float" office:value="1" calcext:value-type="float">
            <text:p>1</text:p>
          </table:table-cell>
          <table:table-cell table:style-name="ce59" table:formula="of:=[.M31]*100%/[.L31]" office:value-type="percentage" office:value="0.333333333333333" calcext:value-type="percentage">
            <text:p>33%</text:p>
          </table:table-cell>
          <table:table-cell table:style-name="ce61" office:value-type="float" office:value="2" calcext:value-type="float">
            <text:p>2</text:p>
          </table:table-cell>
          <table:table-cell table:style-name="ce62" table:formula="of:=[.O31]*100%/[.L31]" office:value-type="percentage" office:value="0.666666666666667" calcext:value-type="percentage">
            <text:p>67%</text:p>
          </table:table-cell>
          <table:table-cell table:number-columns-repeated="1008"/>
        </table:table-row>
        <table:table-row table:style-name="ro1">
          <table:table-cell table:style-name="ce34" office:value-type="float" office:value="6" calcext:value-type="float">
            <text:p>6</text:p>
          </table:table-cell>
          <table:table-cell table:style-name="ce41" office:value-type="string" calcext:value-type="string">
            <text:p>Profile</text:p>
          </table:table-cell>
          <table:table-cell table:style-name="ce6" office:value-type="float" office:value="26" calcext:value-type="float">
            <text:p>26</text:p>
          </table:table-cell>
          <table:table-cell table:style-name="ce57" office:value-type="float" office:value="26" calcext:value-type="float">
            <text:p>26</text:p>
          </table:table-cell>
          <table:table-cell table:style-name="ce59" table:formula="of:=[.D32]*100%/[.C32]" office:value-type="percentage" office:value="1" calcext:value-type="percentage">
            <text:p>100%</text:p>
          </table:table-cell>
          <table:table-cell table:style-name="ce61" office:value-type="float" office:value="0" calcext:value-type="float">
            <text:p>0</text:p>
          </table:table-cell>
          <table:table-cell table:style-name="ce62" table:formula="of:=[.F32]*100%/[.C32]" office:value-type="percentage" office:value="0" calcext:value-type="percentage">
            <text:p>0%</text:p>
          </table:table-cell>
          <table:table-cell table:number-columns-repeated="2"/>
          <table:table-cell table:style-name="ce71" office:value-type="float" office:value="6" calcext:value-type="float">
            <text:p>6</text:p>
          </table:table-cell>
          <table:table-cell table:style-name="ce72"/>
          <table:table-cell table:style-name="ce6"/>
          <table:table-cell table:style-name="ce57"/>
          <table:table-cell table:style-name="ce59" table:formula="of:=[.M32]*100%/[.L32]" office:value-type="string" office:string-value="" calcext:value-type="error">
            <text:p>#DIV/0!</text:p>
          </table:table-cell>
          <table:table-cell table:style-name="ce61"/>
          <table:table-cell table:style-name="ce62" table:formula="of:=[.O32]*100%/[.L32]" office:value-type="string" office:string-value="" calcext:value-type="error">
            <text:p>#DIV/0!</text:p>
          </table:table-cell>
          <table:table-cell table:number-columns-repeated="1008"/>
        </table:table-row>
        <table:table-row table:style-name="ro1">
          <table:table-cell table:style-name="ce34" office:value-type="float" office:value="7" calcext:value-type="float">
            <text:p>7</text:p>
          </table:table-cell>
          <table:table-cell table:style-name="ce41" office:value-type="string" calcext:value-type="string">
            <text:p>Footer</text:p>
          </table:table-cell>
          <table:table-cell table:style-name="ce6" office:value-type="float" office:value="31" calcext:value-type="float">
            <text:p>31</text:p>
          </table:table-cell>
          <table:table-cell table:style-name="ce57" office:value-type="float" office:value="29" calcext:value-type="float">
            <text:p>29</text:p>
          </table:table-cell>
          <table:table-cell table:style-name="ce59" table:formula="of:=[.D33]*100%/[.C33]" office:value-type="percentage" office:value="0.935483870967742" calcext:value-type="percentage">
            <text:p>94%</text:p>
          </table:table-cell>
          <table:table-cell table:style-name="ce61" office:value-type="float" office:value="2" calcext:value-type="float">
            <text:p>2</text:p>
          </table:table-cell>
          <table:table-cell table:style-name="ce62" table:formula="of:=[.F33]*100%/[.C33]" office:value-type="percentage" office:value="0.0645161290322581" calcext:value-type="percentage">
            <text:p>6%</text:p>
          </table:table-cell>
          <table:table-cell table:number-columns-repeated="2"/>
          <table:table-cell table:style-name="ce71" office:value-type="float" office:value="7" calcext:value-type="float">
            <text:p>7</text:p>
          </table:table-cell>
          <table:table-cell table:style-name="ce72"/>
          <table:table-cell table:style-name="ce6"/>
          <table:table-cell table:style-name="ce75"/>
          <table:table-cell table:style-name="ce59" table:formula="of:=[.M33]*100%/[.L33]" office:value-type="string" office:string-value="" calcext:value-type="error">
            <text:p>#DIV/0!</text:p>
          </table:table-cell>
          <table:table-cell table:style-name="ce61"/>
          <table:table-cell table:style-name="ce62" table:formula="of:=[.O33]*100%/[.L33]" office:value-type="string" office:string-value="" calcext:value-type="error">
            <text:p>#DIV/0!</text:p>
          </table:table-cell>
          <table:table-cell table:number-columns-repeated="1008"/>
        </table:table-row>
        <table:table-row table:style-name="ro1">
          <table:table-cell table:style-name="ce34" office:value-type="float" office:value="8" calcext:value-type="float">
            <text:p>8</text:p>
          </table:table-cell>
          <table:table-cell table:style-name="ce42" office:value-type="string" calcext:value-type="string">
            <text:p>Web3 companies and Jobs</text:p>
          </table:table-cell>
          <table:table-cell table:style-name="ce50" office:value-type="float" office:value="16" calcext:value-type="float">
            <text:p>16</text:p>
          </table:table-cell>
          <table:table-cell table:style-name="ce58" office:value-type="float" office:value="15" calcext:value-type="float">
            <text:p>15</text:p>
          </table:table-cell>
          <table:table-cell table:style-name="ce59" table:formula="of:=[.D34]*100%/[.C34]" office:value-type="percentage" office:value="0.9375" calcext:value-type="percentage">
            <text:p>94%</text:p>
          </table:table-cell>
          <table:table-cell table:style-name="ce48" office:value-type="float" office:value="1" calcext:value-type="float">
            <text:p>1</text:p>
          </table:table-cell>
          <table:table-cell table:style-name="ce62" table:formula="of:=[.F34]*100%/[.C34]" office:value-type="percentage" office:value="0.0625" calcext:value-type="percentage">
            <text:p>6%</text:p>
          </table:table-cell>
          <table:table-cell table:number-columns-repeated="2"/>
          <table:table-cell table:style-name="ce71" office:value-type="float" office:value="8" calcext:value-type="float">
            <text:p>8</text:p>
          </table:table-cell>
          <table:table-cell table:style-name="ce73"/>
          <table:table-cell table:style-name="ce50"/>
          <table:table-cell table:style-name="ce58"/>
          <table:table-cell table:style-name="ce59" table:formula="of:=[.M34]*100%/[.L34]" office:value-type="string" office:string-value="" calcext:value-type="error">
            <text:p>#DIV/0!</text:p>
          </table:table-cell>
          <table:table-cell table:style-name="ce76"/>
          <table:table-cell table:style-name="ce62" table:formula="of:=[.O34]*100%/[.L34]" office:value-type="string" office:string-value="" calcext:value-type="error">
            <text:p>#DIV/0!</text:p>
          </table:table-cell>
          <table:table-cell table:number-columns-repeated="1008"/>
        </table:table-row>
        <table:table-row table:style-name="ro1">
          <table:table-cell table:style-name="ce6"/>
          <table:table-cell table:style-name="ce43" office:value-type="string" calcext:value-type="string">
            <text:p>Latest (Coverage)</text:p>
          </table:table-cell>
          <table:table-cell table:style-name="ce43" table:formula="of:=SUM([.C27:.C34])" office:value-type="float" office:value="252" calcext:value-type="float">
            <text:p>252</text:p>
          </table:table-cell>
          <table:table-cell table:style-name="ce43" table:formula="of:=SUM([.D27:.D34])" office:value-type="float" office:value="241" calcext:value-type="float">
            <text:p>241</text:p>
          </table:table-cell>
          <table:table-cell table:style-name="ce60" table:formula="of:=[.D35]*100%/[.C35]" office:value-type="percentage" office:value="0.956349206349206" calcext:value-type="percentage">
            <text:p>96%</text:p>
          </table:table-cell>
          <table:table-cell table:style-name="ce43" table:formula="of:=SUM([.F27:.F34])" office:value-type="float" office:value="11" calcext:value-type="float">
            <text:p>11</text:p>
          </table:table-cell>
          <table:table-cell table:style-name="ce63" table:formula="of:=[.F35]*100%/[.C35]" office:value-type="percentage" office:value="0.0436507936507936" calcext:value-type="percentage">
            <text:p>4%</text:p>
          </table:table-cell>
          <table:table-cell table:number-columns-repeated="2"/>
          <table:table-cell table:style-name="ce65"/>
          <table:table-cell table:style-name="ce43" office:value-type="string" calcext:value-type="string">
            <text:p>Latest (Coverage)</text:p>
          </table:table-cell>
          <table:table-cell table:style-name="ce43" table:formula="of:=SUM([.L27:.L34])" office:value-type="float" office:value="68" calcext:value-type="float">
            <text:p>68</text:p>
          </table:table-cell>
          <table:table-cell table:style-name="ce43" table:formula="of:=SUM([.M27:.M34])" office:value-type="float" office:value="62" calcext:value-type="float">
            <text:p>62</text:p>
          </table:table-cell>
          <table:table-cell table:style-name="ce60" table:formula="of:=[.M35]*100%/[.L35]" office:value-type="percentage" office:value="0.911764705882353" calcext:value-type="percentage">
            <text:p>91%</text:p>
          </table:table-cell>
          <table:table-cell table:style-name="ce43" table:formula="of:=SUM([.O27:.O34])" office:value-type="float" office:value="6" calcext:value-type="float">
            <text:p>6</text:p>
          </table:table-cell>
          <table:table-cell table:style-name="ce63" table:formula="of:=[.O35]*100%/[.L35]" office:value-type="percentage" office:value="0.0882352941176471" calcext:value-type="percentage">
            <text:p>9%</text:p>
          </table:table-cell>
          <table:table-cell table:number-columns-repeated="1008"/>
        </table:table-row>
        <table:table-row table:style-name="ro3" table:number-rows-repeated="1048540">
          <table:table-cell table:number-columns-repeated="1024"/>
        </table:table-row>
        <table:table-row table:style-name="ro3">
          <table:table-cell table:number-columns-repeated="1024"/>
        </table:table-row>
        <calcext:conditional-formats>
          <calcext:conditional-format calcext:target-range-address="'Test Summary'.D2:'Test Summary'.D2 'Test Summary'.D4:'Test Summary'.D4 'Test Summary'.E27:'Test Summary'.E35 'Test Summary'.G27:'Test Summary'.G34 'Test Summary'.N27:'Test Summary'.N35 'Test Summary'.P27:'Test Summary'.P34">
            <calcext:condition calcext:apply-style-name="ConditionalStyle_1" calcext:value="=&quot;0%&quot;" calcext:base-cell-address="'Test Summary'.D2"/>
          </calcext:conditional-format>
          <calcext:conditional-format calcext:target-range-address="'Test Summary'.D2:'Test Summary'.D2 'Test Summary'.D4:'Test Summary'.D4 'Test Summary'.E27:'Test Summary'.E35 'Test Summary'.G27:'Test Summary'.G34 'Test Summary'.N27:'Test Summary'.N35 'Test Summary'.P27:'Test Summary'.P34">
            <calcext:condition calcext:apply-style-name="ConditionalStyle_2" calcext:value="&gt;&quot;80%&quot;" calcext:base-cell-address="'Test Summary'.D2"/>
          </calcext:conditional-format>
          <calcext:conditional-format calcext:target-range-address="'Test Summary'.D2:'Test Summary'.D2 'Test Summary'.D4:'Test Summary'.D4 'Test Summary'.E27:'Test Summary'.E35 'Test Summary'.G27:'Test Summary'.G34 'Test Summary'.N27:'Test Summary'.N35 'Test Summary'.P27:'Test Summary'.P34">
            <calcext:condition calcext:apply-style-name="ConditionalStyle_3" calcext:value="&gt;&quot;70%&quot;" calcext:base-cell-address="'Test Summary'.D2"/>
          </calcext:conditional-format>
          <calcext:conditional-format calcext:target-range-address="'Test Summary'.D2:'Test Summary'.D2 'Test Summary'.D4:'Test Summary'.D4 'Test Summary'.G27:'Test Summary'.G35 'Test Summary'.P27:'Test Summary'.P35">
            <calcext:condition calcext:apply-style-name="ConditionalStyle_4" calcext:value="=&quot;0%&quot;" calcext:base-cell-address="'Test Summary'.D2"/>
          </calcext:conditional-format>
          <calcext:conditional-format calcext:target-range-address="'Test Summary'.D2:'Test Summary'.D2 'Test Summary'.D4:'Test Summary'.D4 'Test Summary'.G27:'Test Summary'.G35 'Test Summary'.P27:'Test Summary'.P35">
            <calcext:condition calcext:apply-style-name="ConditionalStyle_5" calcext:value="between(&quot;1%&quot;,&quot;10%&quot;)" calcext:base-cell-address="'Test Summary'.D2"/>
          </calcext:conditional-format>
          <calcext:conditional-format calcext:target-range-address="'Test Summary'.D2:'Test Summary'.D2 'Test Summary'.D4:'Test Summary'.D4 'Test Summary'.G27:'Test Summary'.G35 'Test Summary'.P27:'Test Summary'.P35">
            <calcext:condition calcext:apply-style-name="ConditionalStyle_6" calcext:value="between(&quot;11%&quot;,&quot;25%&quot;)" calcext:base-cell-address="'Test Summary'.D2"/>
          </calcext:conditional-format>
          <calcext:conditional-format calcext:target-range-address="'Test Summary'.D2:'Test Summary'.D2 'Test Summary'.D4:'Test Summary'.D4 'Test Summary'.G27:'Test Summary'.G35 'Test Summary'.P27:'Test Summary'.P35">
            <calcext:condition calcext:apply-style-name="ConditionalStyle_7" calcext:value="&gt;=&quot;25%&quot;" calcext:base-cell-address="'Test Summary'.D2"/>
          </calcext:conditional-format>
          <calcext:conditional-format calcext:target-range-address="'Test Summary'.A13:'Test Summary'.B13 'Test Summary'.J13:'Test Summary'.K13">
            <calcext:condition calcext:apply-style-name="ConditionalStyle_5" calcext:value="formula-is(LEN(TRIM([.A13]))&gt;0)" calcext:base-cell-address="'Test Summary'.A13"/>
          </calcext:conditional-format>
          <calcext:conditional-format calcext:target-range-address="'Test Summary'.A14:'Test Summary'.B14 'Test Summary'.J14:'Test Summary'.K14">
            <calcext:condition calcext:apply-style-name="ConditionalStyle_8" calcext:value="formula-is(LEN(TRIM([.A14]))&gt;0)" calcext:base-cell-address="'Test Summary'.A14"/>
          </calcext:conditional-format>
          <calcext:conditional-format calcext:target-range-address="'Test Summary'.A15:'Test Summary'.B15 'Test Summary'.J15:'Test Summary'.K15">
            <calcext:condition calcext:apply-style-name="ConditionalStyle_9" calcext:value="formula-is(LEN(TRIM([.A15]))&gt;0)" calcext:base-cell-address="'Test Summary'.A15"/>
          </calcext:conditional-format>
          <calcext:conditional-format calcext:target-range-address="'Test Summary'.A16:'Test Summary'.B16 'Test Summary'.J16:'Test Summary'.K16">
            <calcext:condition calcext:apply-style-name="ConditionalStyle_10" calcext:value="formula-is(LEN(TRIM([.A16]))&gt;0)" calcext:base-cell-address="'Test Summary'.A16"/>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93c47d"/>
    </style:style>
    <style:style style:name="ConditionalStyle_5f_2" style:display-name="ConditionalStyle_2" style:family="table-cell" style:parent-style-name="Default">
      <style:table-cell-properties fo:background-color="#b6d7a8"/>
    </style:style>
    <style:style style:name="ConditionalStyle_5f_3" style:display-name="ConditionalStyle_3" style:family="table-cell" style:parent-style-name="Default">
      <style:table-cell-properties fo:background-color="#d9ead3"/>
    </style:style>
    <style:style style:name="ConditionalStyle_5f_4" style:display-name="ConditionalStyle_4" style:family="table-cell" style:parent-style-name="Default">
      <style:table-cell-properties fo:background-color="#f4cccc"/>
    </style:style>
    <style:style style:name="ConditionalStyle_5f_5" style:display-name="ConditionalStyle_5" style:family="table-cell" style:parent-style-name="Default">
      <style:table-cell-properties fo:background-color="#ea9999"/>
    </style:style>
    <style:style style:name="ConditionalStyle_5f_6" style:display-name="ConditionalStyle_6" style:family="table-cell" style:parent-style-name="Default">
      <style:table-cell-properties fo:background-color="#e06666"/>
    </style:style>
    <style:style style:name="ConditionalStyle_5f_7" style:display-name="ConditionalStyle_7" style:family="table-cell" style:parent-style-name="Default">
      <style:table-cell-properties fo:background-color="#cc0000"/>
    </style:style>
    <style:style style:name="ConditionalStyle_5f_8" style:display-name="ConditionalStyle_8" style:family="table-cell" style:parent-style-name="Default">
      <style:table-cell-properties fo:background-color="#fce8b2"/>
    </style:style>
    <style:style style:name="ConditionalStyle_5f_9" style:display-name="ConditionalStyle_9" style:family="table-cell" style:parent-style-name="Default">
      <style:table-cell-properties fo:background-color="#cfe2f3"/>
    </style:style>
    <style:style style:name="ConditionalStyle_5f_10" style:display-name="ConditionalStyle_10" style:family="table-cell" style:parent-style-name="Default">
      <style:table-cell-properties fo:background-color="#d9d9d9"/>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oject_20_Information" style:display-name="PageStyle_Project Information" style:page-layout-name="Mpm3">
      <style:header style:display="false"/>
      <style:header-left style:display="false"/>
      <style:footer style:display="false"/>
      <style:footer-left style:display="false"/>
    </style:master-page>
    <style:master-page style:name="PageStyle_5f_Test_20_Summary" style:display-name="PageStyle_Test 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01" meta:object-count="3"/>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4285f4"/>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93c47d"/>
    </style:style>
    <style:style style:name="ch8" style:family="chart">
      <style:chart-properties chart:solid-type="cuboid"/>
      <style:graphic-properties draw:fill-color="#ea4335"/>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9.631cm" svg:height="6.059cm" xlink:href=".." xlink:type="simple" chart:class="chart:circle" chart:style-name="ch1">
        <chart:legend chart:legend-position="end" svg:x="8.691cm" svg:y="2.481cm" style:legend-expansion="high" chart:style-name="ch2"/>
        <chart:plot-area chart:style-name="ch3" table:cell-range-address="'Test Summary'.B3:'Test Summary'.B4" svg:x="0.192cm" svg:y="0.121cm" svg:width="8.307cm" svg:height="5.817cm">
          <chartooo:coordinate-region svg:x="1.437cm" svg:y="0.121cm" svg:width="5.817cm" svg:height="5.817cm"/>
          <chart:axis chart:dimension="x" chart:name="primary-x" chart:style-name="ch4"/>
          <chart:axis chart:dimension="y" chart:name="primary-y" chart:style-name="ch5"/>
          <chart:series chart:style-name="ch6" chart:values-cell-range-address="'Test Summary'.B3:'Test Summary'.B4"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NaN">
                <text:p>NaN</text:p>
                <draw:g>
                  <svg:desc>'Test Summary'.B3:'Test Summary'.B4</svg:desc>
                </draw:g>
              </table:table-cell>
            </table:table-row>
            <table:table-row>
              <table:table-cell office:value-type="string">
                <text:p>2</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4285f4"/>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93c47d"/>
    </style:style>
    <style:style style:name="ch8" style:family="chart">
      <style:chart-properties chart:solid-type="cuboid"/>
      <style:graphic-properties draw:fill-color="#ea4335"/>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0.478cm" svg:height="6.218cm" xlink:href=".." xlink:type="simple" chart:class="chart:circle" chart:style-name="ch1">
        <chart:legend chart:legend-position="end" svg:x="9.538cm" svg:y="2.561cm" style:legend-expansion="high" chart:style-name="ch2"/>
        <chart:plot-area chart:style-name="ch3" table:cell-range-address="'Test Summary'.K3:'Test Summary'.K4" svg:x="0.209cm" svg:y="0.124cm" svg:width="9.12cm" svg:height="5.97cm">
          <chartooo:coordinate-region svg:x="1.784cm" svg:y="0.124cm" svg:width="5.97cm" svg:height="5.97cm"/>
          <chart:axis chart:dimension="x" chart:name="primary-x" chart:style-name="ch4"/>
          <chart:axis chart:dimension="y" chart:name="primary-y" chart:style-name="ch5"/>
          <chart:series chart:style-name="ch6" chart:values-cell-range-address="'Test Summary'.K3:'Test Summary'.K4"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K</text:p>
              </table:table-cell>
            </table:table-row>
          </table:table-header-rows>
          <table:table-rows>
            <table:table-row>
              <table:table-cell office:value-type="string">
                <text:p>1</text:p>
              </table:table-cell>
              <table:table-cell office:value-type="float" office:value="NaN">
                <text:p>NaN</text:p>
                <draw:g>
                  <svg:desc>'Test Summary'.K3:'Test Summary'.K4</svg:desc>
                </draw:g>
              </table:table-cell>
            </table:table-row>
            <table:table-row>
              <table:table-cell office:value-type="string">
                <text:p>2</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4285f4"/>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dd7e6b"/>
    </style:style>
    <style:style style:name="ch8" style:family="chart">
      <style:chart-properties chart:solid-type="cuboid"/>
      <style:graphic-properties draw:fill-color="#fff2cc"/>
    </style:style>
    <style:style style:name="ch9" style:family="chart">
      <style:chart-properties chart:solid-type="cuboid"/>
      <style:graphic-properties draw:fill-color="#c9daf8"/>
    </style:style>
    <style:style style:name="ch10" style:family="chart">
      <style:chart-properties chart:solid-type="cuboid"/>
      <style:graphic-properties draw:fill-color="#d9d9d9"/>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9.631cm" svg:height="6.059cm" xlink:href=".." xlink:type="simple" chart:class="chart:circle" chart:column-mapping="" chart:style-name="ch1">
        <chart:legend chart:legend-position="end" svg:x="8.691cm" svg:y="1.983cm" style:legend-expansion="high" chart:style-name="ch2"/>
        <chart:plot-area chart:style-name="ch3" table:cell-range-address="'Test Summary'.C13:'Test Summary'.C16" chart:data-source-has-labels="column" svg:x="0.192cm" svg:y="0.121cm" svg:width="8.307cm" svg:height="5.817cm">
          <chartooo:coordinate-region svg:x="1.437cm" svg:y="0.122cm" svg:width="5.816cm" svg:height="5.816cm"/>
          <chart:axis chart:dimension="x" chart:name="primary-x" chart:style-name="ch4" chartooo:axis-type="text">
            <chart:categories table:cell-range-address="'Test Summary'.C13:'Test Summary'.C16"/>
          </chart:axis>
          <chart:axis chart:dimension="y" chart:name="primary-y" chart:style-name="ch5"/>
          <chart:series chart:style-name="ch6" chart:values-cell-range-address="'Test Summary'.C13:'Test Summary'.C16"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float" office:value="2">
                <text:p>2</text:p>
                <draw:g>
                  <svg:desc>'Test Summary'.C13:'Test Summary'.C16</svg:desc>
                </draw:g>
              </table:table-cell>
              <table:table-cell office:value-type="float" office:value="2">
                <text:p>2</text:p>
                <draw:g>
                  <svg:desc>'Test Summary'.C13:'Test Summary'.C16</svg:desc>
                </draw:g>
              </table:table-cell>
            </table:table-row>
            <table:table-row>
              <table:table-cell office:value-type="float" office:value="2">
                <text:p>2</text:p>
              </table:table-cell>
              <table:table-cell office:value-type="float" office:value="2">
                <text:p>2</text:p>
              </table:table-cell>
            </table:table-row>
            <table:table-row>
              <table:table-cell office:value-type="float" office:value="2">
                <text:p>2</text:p>
              </table:table-cell>
              <table:table-cell office:value-type="float" office:value="2">
                <text:p>2</text:p>
              </table:table-cell>
            </table:table-row>
            <table:table-row>
              <table:table-cell office:value-type="float" office:value="1">
                <text:p>1</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